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66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66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66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66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b development site</text:p>
      <text:p text:style-name="P1"/>
      <text:p text:style-name="P1">Tipps:</text:p>
      <text:p text:style-name="P1"/>
      <text:list xml:id="list1110157348276216969" text:style-name="L1">
        <text:list-item>
          <text:p text:style-name="P4">logo is my name with special fonts from googel fonts</text:p>
        </text:list-item>
        <text:list-item>
          <text:p text:style-name="P4">navigation bar : HOME <text:s/>BLOGG <text:s/>ABOUT <text:s text:c="3"/>CONTACT <text:s text:c="2"/>PROJECTS</text:p>
        </text:list-item>
        <text:list-item>
          <text:p text:style-name="P4">HOME: <text:s text:c="2"/>contains quote about website development, the service that i give, some of the blogg that i add in special design with animation</text:p>
        </text:list-item>
        <text:list-item>
          <text:p text:style-name="P4">BLOGG: contains blogg about java html css etc</text:p>
        </text:list-item>
        <text:list-item>
          <text:p text:style-name="P4">ABOUT : contains my photo and a paragraph about me and my social media</text:p>
        </text:list-item>
        <text:list-item>
          <text:p text:style-name="P4">Contact: contains the form of sending a messege</text:p>
        </text:list-item>
        <text:list-item>
          <text:p text:style-name="P4">Projects: contains the projects i did it so far. <text:s text:c="4"/></text:p>
          <text:p text:style-name="P4"/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07T20:12:13.69</meta:creation-date>
    <meta:document-statistic meta:table-count="0" meta:image-count="0" meta:object-count="0" meta:page-count="1" meta:paragraph-count="9" meta:word-count="91" meta:character-count="493"/>
    <dc:date>2019-04-07T20:19:45.18</dc:date>
    <meta:editing-duration>PT7M33S</meta:editing-duration>
    <meta:editing-cycles>1</meta:editing-cycles>
    <meta:generator>OpenOffice/4.1.2$Win32 OpenOffice.org_project/412m3$Build-9782</meta:generator>
  </office:meta>
</office:document-meta>
</file>